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inInfo.decUsageCounter( final String ap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inInfo.incUsageCounter( final String ap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inInfo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Info.LoginInfo( final User a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Info.is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Info.getAppli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